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809f9" style:font-size-asian="12pt" style:font-size-complex="12pt"/>
    </style:style>
    <style:style style:name="T1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7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style:font-size-asian="12pt" style:font-size-complex="12pt"/>
    </style:style>
    <style:style style:name="T15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8" style:family="text">
      <style:text-properties officeooo:rsid="04473353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officeooo:rsid="0aace3cd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officeooo:rsid="0f8f58bd"/>
    </style:style>
    <style:style style:name="T239" style:family="text">
      <style:text-properties officeooo:rsid="0f95a7a0"/>
    </style:style>
    <style:style style:name="T240" style:family="text">
      <style:text-properties officeooo:rsid="105c8aaa"/>
    </style:style>
    <style:style style:name="T241" style:family="text">
      <style:text-properties fo:font-size="12pt" style:font-size-asian="12pt" style:font-size-complex="12pt"/>
    </style:style>
    <style:style style:name="T242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30">C</text:span><text:span text:style-name="T129">hecklist voor </text:span><text:span text:style-name="T131">de installatie</text:span><text:span text:style-name="T129"> van </text:span><text:span text:style-name="T135"><text:user-field-get text:name="Distro">Rocky Linux</text:user-field-get></text:span><text:span text:style-name="T136"><text:s/></text:span><text:span text:style-name="T135"><text:user-field-get text:name="Version">8.10</text:user-field-get></text:span><text:span text:style-name="T133"><text:note text:id="ftn1" text:note-class="footnote"><text:note-citation>1</text:note-citation><text:note-body><text:p text:style-name="P41"><text:span text:style-name="T216">D</text:span><text:span text:style-name="T213">eze </text:span><text:span text:style-name="T221"><text:user-field-get text:name="Distro">Rocky Linux</text:user-field-get></text:span><text:span text:style-name="T214"><text:s/></text:span><text:span text:style-name="T222"><text:user-field-get text:name="Version">8.10</text:user-field-get></text:span><text:span text:style-name="T222"><text:s/></text:span><text:span text:style-name="T223">Server</text:span><text:span text:style-name="T213"> </text:span><text:span text:style-name="T219">van 31 mei 2024 </text:span><text:span text:style-name="T213">wordt ondersteund tot </text:span><text:span text:style-name="T220">0</text:span><text:span text:style-name="T218">1 </text:span><text:span text:style-name="T217">mei</text:span><text:span text:style-name="T213"> 202</text:span><text:span text:style-name="T215">9</text:span><text:span text:style-name="T213">.</text:span></text:p></text:note-body></text:note></text:span><text:span text:style-name="T134"><text:s/></text:span><text:span text:style-name="T137">Server</text:span><text:span text:style-name="T132">.</text:span></text:p>
      <text:p text:style-name="P8"/>
      <text:p text:style-name="P9"/>
      <text:p text:style-name="P45">Vul het tekstvak achter &lt;...&gt; in</text:p>
      <text:p text:style-name="P3"><text:span text:style-name="T21">&lt;</text:span><text:span text:style-name="T201">g</text:span><text:span text:style-name="T10">ebruiker</text:span><text:span text:style-name="T186">&gt;</text:span><text:span text:style-name="T193"><text:tab/><text:tab/></text:span><text:span text:style-name="T207"> <text:tab/><text:tab/></text:span><text:span text:style-name="T194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4"><text:tab/></text:span><text:span text:style-name="T195">b</text:span><text:span text:style-name="T231">ijv.</text:span><text:span text:style-name="T196"> </text:span><text:span text:style-name="T205">J</text:span><text:span text:style-name="T206">a</text:span><text:span text:style-name="T205">n </text:span><text:span text:style-name="T206">Jansen</text:span></text:p>
      <text:p text:style-name="P47"><text:span text:style-name="T10">&lt;</text:span><text:span text:style-name="T199">g</text:span><text:span text:style-name="T13">ebruikersnaam</text:span><text:span text:style-name="T186">&gt;</text:span><text:span text:style-name="T13"><text:tab/></text:span><text:span text:style-name="T198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198"><text:tab/></text:span><text:span text:style-name="T200">b</text:span><text:span text:style-name="T234">ijv.</text:span><text:span text:style-name="T5"> </text:span><text:span text:style-name="T149">j</text:span><text:span text:style-name="T150">a</text:span><text:span text:style-name="T149">n</text:span></text:p>
      <text:p text:style-name="P2"><text:span text:style-name="T10">&lt;</text:span><text:span text:style-name="T11">computernaam</text:span><text:span text:style-name="T186">&gt;</text:span><text:span text:style-name="T202"><text:tab/><text:tab/></text:span><text:span text:style-name="T13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3"><text:tab/></text:span><text:span text:style-name="T15">b</text:span><text:span text:style-name="T233">ijv.</text:span><text:span text:style-name="T187"> </text:span><text:span text:style-name="T192">pc02</text:span></text:p>
      <text:p text:style-name="P3"><text:span text:style-name="T21">&lt;</text:span><text:span text:style-name="T201">g</text:span><text:span text:style-name="T10">ebruiker</text:span><text:span text:style-name="T186">&gt;<text:tab/></text:span><text:span text:style-name="T188"><text:tab/></text:span><text:span text:style-name="T207"> <text:tab/><text:tab/></text:span><text:span text:style-name="T194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4"><text:tab/></text:span><text:span text:style-name="T195">e</text:span><text:span text:style-name="T232">vt.</text:span><text:span text:style-name="T197"> extra gebruikers</text:span></text:p>
      <text:p text:style-name="P49"><text:span text:style-name="T21">&lt;</text:span><text:span text:style-name="T201">g</text:span><text:span text:style-name="T10">ebruikersnaam</text:span><text:span text:style-name="T186">&gt;<text:tab/></text:span><text:span text:style-name="T198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198"><text:tab/></text:span><text:span text:style-name="T200">e</text:span><text:span text:style-name="T235">vt.</text:span><text:span text:style-name="T189"> extra gebruikers</text:span></text:p>
      <text:p text:style-name="P46"><text:span text:style-name="T242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7">Nog niet op Linux?</text:span></text:span><text:span text:style-name="T141"><text:tab/></text:span><text:span text:style-name="T145">G</text:span><text:span text:style-name="T142">ebruik </text:span><text:span text:style-name="Strong_20_Emphasis"><text:span text:style-name="T146">Checklist </text:span></text:span><text:span text:style-name="Strong_20_Emphasis"><text:span text:style-name="T147">overzetten</text:span></text:span><text:span text:style-name="T142"> op </text:span><text:a xlink:type="simple" xlink:href="https://karelzimer.nl/nl" text:style-name="Internet_20_link" text:visited-style-name="Visited_20_Internet_20_Link"><text:span text:style-name="Internet_20_link"><text:span text:style-name="T4">karelzimmer.nl/nl</text:span></text:span></text:a><text:span text:style-name="T144">.</text:span></text:p>
      <text:p text:style-name="P20"><text:span text:style-name="Strong_20_Emphasis"><text:span text:style-name="T119">Nieuwe installatie?</text:span></text:span><text:span text:style-name="T114"><text:tab/></text:span><text:span text:style-name="T116">B</text:span><text:span text:style-name="T114">egin bij hoofdstuk </text:span><text:span text:style-name="Strong_20_Emphasis"><text:span text:style-name="T119"><text:bookmark-ref text:reference-format="page" text:ref-name="__RefNumPara__4009_1271708128">2</text:bookmark-ref></text:span></text:span><text:span text:style-name="Strong_20_Emphasis"><text:span text:style-name="T119"><text:s text:c="2"/></text:span></text:span><text:span text:style-name="Strong_20_Emphasis"><text:span text:style-name="T120"><text:bookmark-ref text:reference-format="text" text:ref-name="__RefNumPara__4009_1271708128">Installatie uitvoeren</text:bookmark-ref></text:span></text:span><text:span text:style-name="T115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8">Aanmelden als </text:span><text:span text:style-name="T22">&lt;</text:span><text:span text:style-name="T204">g</text:span><text:span text:style-name="T6">ebruiker</text:span><text:span text:style-name="T190">&gt;</text:span><text:span text:style-name="T7"><text:note text:id="ftn2" text:note-class="footnote"><text:note-citation>2</text:note-citation><text:note-body><text:p text:style-name="P29"><text:span text:style-name="T78">E</text:span><text:span text:style-name="T89">v</text:span><text:span text:style-name="T90">en</text:span><text:span text:style-name="T92">t</text:span><text:span text:style-name="T93">uele </text:span><text:span text:style-name="T94">extra </text:span><text:span text:style-name="T236">gebruiker</text:span><text:span text:style-name="T87">s</text:span><text:span text:style-name="T94"> aanmelden </text:span><text:span text:style-name="T95">en dezelfde stappen uitvoeren</text:span><text:span text:style-name="T91">.</text:span></text:p></text:note-body></text:note>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7">Typ: 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40"><text:span text:style-name="T47">Selecteer</text:span><text:span text:style-name="T42"> </text:span><text:span text:style-name="Strong_20_Emphasis"><text:span text:style-name="T29">1</text:span></text:span><text:span text:style-name="T59"> </text:span><text:span text:style-name="T60">Installatie voorbereiden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48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2">Start de computer op vanaf</text:span><text:span text:style-name="T152"><text:note text:id="ftn3" text:note-class="footnote"><text:note-citation>1</text:note-citation><text:note-body><text:p text:style-name="P48"><text:span text:style-name="T99">B</text:span><text:span text:style-name="T100">ootmenu/</text:span><text:span text:style-name="T99">S</text:span><text:span text:style-name="T100">etup</text:span><text:span text:style-name="T98"> via </text:span><text:span text:style-name="T96">é</text:span><text:span text:style-name="T97">é</text:span><text:span text:style-name="T99">n van de </text:span><text:span text:style-name="T101">Veelgebruikte toetsen:</text:span><text:span text:style-name="T103"> </text:span><text:span text:style-name="T111">Esc</text:span><text:span text:style-name="T103">, </text:span><text:span text:style-name="T111">Delete</text:span><text:span text:style-name="T103">, </text:span><text:span text:style-name="T111">F1</text:span><text:span text:style-name="T103">, </text:span><text:span text:style-name="T111">F2</text:span><text:span text:style-name="T103">, </text:span><text:span text:style-name="T111">F9</text:span><text:span text:style-name="T103">, </text:span><text:span text:style-name="T111">F10</text:span><text:span text:style-name="T103">, </text:span><text:span text:style-name="T111">F11</text:span><text:span text:style-name="T103">, of </text:span><text:span text:style-name="T111">F12</text:span></text:p></text:note-body></text:note></text:span><text:span text:style-name="T152"> </text:span><text:span text:style-name="T153">een </text:span><text:span text:style-name="T138"><text:user-field-get text:name="Distro">Rocky Linux</text:user-field-get></text:span><text:span text:style-name="T151"><text:s/></text:span><text:span text:style-name="T139"><text:user-field-get text:name="Version">8.10</text:user-field-get></text:span><text:span text:style-name="T139"><text:s/></text:span><text:span text:style-name="T140">Server</text:span><text:span text:style-name="T71"> </text:span><text:span text:style-name="T72">L</text:span><text:span text:style-name="T73">ive</text:span><text:span text:style-name="T73"><text:note text:id="ftn4" text:note-class="footnote"><text:note-citation>2</text:note-citation><text:note-body><text:p text:style-name="P39"><text:span text:style-name="T208">Vanaf ee</text:span>n <text:span text:style-name="T239">L</text:span>ive <text:span text:style-name="T238">USB</text:span><text:span text:style-name="T212">-stick</text:span><text:span text:style-name="T19"> </text:span>kunt <text:span text:style-name="T208">u opstarten en</text:span> <text:span text:style-name="T17">met </text:span><text:span text:style-name="T154"><text:user-field-get text:name="Distro">Rocky Linux</text:user-field-get></text:span><text:span text:style-name="T154"><text:s/></text:span>werken zonder enige bestanden op de harde schijf te wijzigen en maakt ook installatie van <text:span text:style-name="T154"><text:user-field-get text:name="Distro">Rocky Linux</text:user-field-get></text:span><text:span text:style-name="T154"><text:s/></text:span>mogelijk.</text:p></text:note-body></text:note></text:span><text:span text:style-name="T73"> </text:span><text:span text:style-name="T76">USB</text:span><text:span text:style-name="T74">-stick</text:span><text:span text:style-name="T74"><text:note text:id="ftn5" text:note-class="footnote"><text:note-citation>3</text:note-citation><text:note-body><text:p text:style-name="P54"><text:span text:style-name="T86">Maak een opstartbare USB-stick</text:span><text:span text:style-name="T84">:<text:line-break/></text:span><text:span text:style-name="T79">Download </text:span><text:span text:style-name="T80">een </text:span><text:span text:style-name="Sterk_20_accent_20_voetnoot"><text:span text:style-name="T108">Rocky Linux </text:span></text:span><text:span text:style-name="Sterk_20_accent_20_voetnoot"><text:span text:style-name="T108"><text:user-field-get text:name="Version">8.10</text:user-field-get></text:span></text:span><text:span text:style-name="Sterk_20_accent_20_voetnoot"><text:span text:style-name="T108"><text:s/></text:span></text:span><text:span text:style-name="Sterk_20_accent_20_voetnoot"><text:span text:style-name="T110">Default Image</text:span></text:span><text:span text:style-name="Sterk_20_accent_20_voetnoot"><text:span text:style-name="T108"> </text:span></text:span><text:span text:style-name="Sterk_20_accent_20_voetnoot"><text:span text:style-name="T109">DVD ISO</text:span></text:span><text:span text:style-name="Sterk_20_accent_20_voetnoot"><text:span text:style-name="T82"> </text:span></text:span><text:span text:style-name="T81">vanaf </text:span><text:a xlink:type="simple" xlink:href="https://rockylinux.org/" text:style-name="Internet_20_link" text:visited-style-name="Visited_20_Internet_20_Link"><text:span text:style-name="Strong_20_Emphasis"><text:span text:style-name="T210">rockylinux.org</text:span></text:span></text:a><text:span text:style-name="T102">.</text:span><text:span text:style-name="Strong_20_Emphasis"><text:span text:style-name="T112"><text:line-break/></text:span></text:span><text:span text:style-name="T83">De </text:span><text:span text:style-name="T85">ver</text:span><text:span text:style-name="T83">volgstappen staan beschreven in </text:span><text:span text:style-name="Sterk_20_accent_20_voetnoot"><text:span text:style-name="T31">Linux informatie</text:span></text:span><text:span text:style-name="T83">, te vinden op </text:span><text:a xlink:type="simple" xlink:href="https://karelzimmer.nl/nl" text:style-name="Internet_20_link" text:visited-style-name="Visited_20_Internet_20_Link"><text:span text:style-name="T211">karelzimmer.nl/nl</text:span></text:a><text:span text:style-name="T83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7">Selecteer</text:span><text:span text:style-name="T35"> </text:span><text:span text:style-name="Strong_20_Emphasis"><text:span text:style-name="T25">Install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7"><text:user-field-get text:name="Version">8.10</text:user-field-get></text:span></text:span><text:span text:style-name="T33"><text:s/></text:span><text:span text:style-name="T52">en druk op de </text:span><text:span text:style-name="T28">Enter</text:span><text:span text:style-name="T4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5">Bij</text:span><text:span text:style-name="T176"> </text:span><text:span text:style-name="Strong_20_Emphasis"><text:span text:style-name="T177">WELCOME TO ROCKY LINUX </text:span></text:span><text:span text:style-name="Strong_20_Emphasis"><text:span text:style-name="T185"><text:user-field-get text:name="Version">8.10</text:user-field-get></text:span></text:span><text:span text:style-name="T178"><text:s/>select</text:span><text:span text:style-name="T179">eer</text:span><text:span text:style-name="T180"> </text:span><text:span text:style-name="Strong_20_Emphasis"><text:span text:style-name="T183">Nederlands</text:span></text:span><text:span text:style-name="T180"> en klik</text:span><text:span text:style-name="T181"> </text:span><text:span text:style-name="T180">op</text:span><text:span text:style-name="T182"> </text:span><text:span text:style-name="Strong_20_Emphasis"><text:span text:style-name="T173">Doorgaa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3">Onder</text:span><text:span text:style-name="T159"> </text:span><text:span text:style-name="Strong_20_Emphasis"><text:span text:style-name="T163">GEBRUIKERSINSTELLINGEN </text:span></text:span><text:span text:style-name="T163">klik op </text:span><text:span text:style-name="T169">Gebruiker aanmake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40">Vul in </text:span><text:span text:style-name="Strong_20_Emphasis"><text:span text:style-name="T70">Volledige naam</text:span></text:span><text:span text:style-name="T54"> </text:span><text:span text:style-name="T21">&lt;</text:span><text:span text:style-name="T201">g</text:span><text:span text:style-name="T10">ebruiker</text:span><text:span text:style-name="T186">&gt;</text:span><text:span text:style-name="T55">, <text:line-break/></text:span><text:span text:style-name="Strong_20_Emphasis"><text:span text:style-name="T70">Gebruikersnaam</text:span></text:span><text:span text:style-name="T54"> &lt;</text:span><text:span text:style-name="T8">gebruikersnaam&gt;</text:span><text:span text:style-name="T54">,</text:span></text:p>
            <text:p text:style-name="Standard"><text:span text:style-name="T57">vink aan </text:span><text:span text:style-name="Strong_20_Emphasis"><text:span text:style-name="T113">Maak deze gebruiker beheerde</text:span></text:span><text:span text:style-name="T67">r</text:span><text:span text:style-name="T57">,</text:span></text:p>
            <text:p text:style-name="Standard"><text:span text:style-name="T56">g</text:span><text:span text:style-name="T57">eef tweemaal een </text:span><text:span text:style-name="Strong_20_Emphasis"><text:span text:style-name="T70">wachtwoord</text:span></text:span><text:span text:style-name="T57"> </text:span><text:span text:style-name="T58">en k</text:span><text:span text:style-name="T57">lik op </text:span><text:span text:style-name="Strong_20_Emphasis"><text:span text:style-name="T67">Klaar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6">O</text:span><text:span text:style-name="T163">nder </text:span><text:span text:style-name="T169">SYSTEEM</text:span><text:span text:style-name="T163"> </text:span><text:span text:style-name="T166">klik </text:span><text:span text:style-name="T163">op </text:span><text:span text:style-name="T169">Installatiebestemming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6">Controleer </text:span><text:span text:style-name="T37">de </text:span><text:span text:style-name="T66">Apparaatselectie </text:span><text:span text:style-name="T36">en klik op </text:span><text:span text:style-name="T65">Klaar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6">O</text:span><text:span text:style-name="T163">nder </text:span><text:span text:style-name="T169">SYSTEEM</text:span><text:span text:style-name="T163"> </text:span><text:span text:style-name="T166">klik </text:span><text:span text:style-name="T163">op </text:span><text:span text:style-name="T169">Netwerk &amp; hostnaam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8">Verplaats</text:span><text:span text:style-name="T164"> </text:span><text:span text:style-name="T167">de </text:span><text:span text:style-name="T164">schuif</text:span><text:span text:style-name="T167">regelaar</text:span><text:span text:style-name="T164"> achter de netwerkadapter </text:span><text:span text:style-name="T167">van </text:span><text:span text:style-name="T172">UIT</text:span><text:span text:style-name="T167"> naar</text:span><text:span text:style-name="T164"> </text:span><text:span text:style-name="T170">AA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2">V</text:span><text:span text:style-name="T160">ul </text:span><text:span text:style-name="T161">in </text:span><text:span text:style-name="Strong_20_Emphasis"><text:span text:style-name="T164">Hostnaam</text:span></text:span><text:span text:style-name="T12"> &lt;</text:span><text:span text:style-name="T14">computernaam&gt;</text:span><text:span text:style-name="T156"> </text:span><text:span text:style-name="T158">en klik op </text:span><text:span text:style-name="Strong_20_Emphasis"><text:span text:style-name="T170">Toepassen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K</text:span><text:span text:style-name="T163">lik op </text:span><text:span text:style-name="T169">Klaar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6">O</text:span><text:span text:style-name="T163">nder </text:span><text:span text:style-name="T169">SOFTWARE</text:span><text:span text:style-name="T163"> </text:span><text:span text:style-name="T166">klik </text:span><text:span text:style-name="T163">op </text:span><text:span text:style-name="T171">Software selectie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5">Selecteer </text:span><text:span text:style-name="T171">Server</text:span><text:span text:style-name="T165"> en klik op </text:span><text:span text:style-name="T171">Klaar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4">Klik op </text:span><text:span text:style-name="Strong_20_Emphasis"><text:span text:style-name="T174">Begin installatie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6">Systeem herstarten</text:span><text:span text:style-name="T241">.</text:span></text:p>
          </table:table-cell>
        </table:table-row>
      </table:table>
      <text:p text:style-name="P22"><text:span text:style-name="Strong_20_Emphasis"><text:span text:style-name="T53"/></text:span></text:p>
      <text:list text:continue-numbering="true" text:style-name="L1">
        <text:list-item>
          <text:p text:style-name="P56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23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1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4">Aanmelden als </text:span><text:span text:style-name="T23">&lt;</text:span><text:span text:style-name="T203">g</text:span><text:span text:style-name="T9">ebruiker</text:span><text:span text:style-name="T191">&gt;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7">Typ: 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Standard"><text:span text:style-name="T47">Selecteer</text:span><text:span text:style-name="T43"> </text:span><text:span text:style-name="Strong_20_Emphasis"><text:span text:style-name="T30">3</text:span></text:span><text:span text:style-name="T61"> </text:span><text:span text:style-name="T62">Installatie</text:span><text:span text:style-name="T63"> </text:span><text:span text:style-name="T64">afronden</text:span><text:span text:style-name="T46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23"><text:span text:style-name="Strong_20_Emphasis"><text:span text:style-name="T34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1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1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4">Aanmelden als </text:span><text:span text:style-name="T23">&lt;</text:span><text:span text:style-name="T203">g</text:span><text:span text:style-name="T9">ebruiker</text:span><text:span text:style-name="T191">&gt;</text:span><text:span text:style-name="T44"><text:note text:id="ftn6" text:note-class="footnote"><text:note-citation>1</text:note-citation><text:note-body><text:p text:style-name="P30"><text:span text:style-name="T104">E</text:span><text:span text:style-name="T106">ventuele extra </text:span><text:span text:style-name="T237">gebruiker</text:span><text:span text:style-name="T105">s</text:span><text:span text:style-name="T106"> aanmelden en dezelfde stappen uitvoeren.</text:span></text:p></text:note-body></text:note></text:span><text:span text:style-name="T34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1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1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7">Selecteer</text:span><text:span text:style-name="T43"> </text:span><text:span text:style-name="Strong_20_Emphasis"><text:span text:style-name="T30">4</text:span></text:span><text:span text:style-name="T61"> </text:span><text:span text:style-name="T48">Gebruiker inrichten</text:span><text:span text:style-name="T46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10"><text:span text:style-name="T45"/></text:p>
      <text:p text:style-name="P53"/>
      <text:p text:style-name="P19"><text:span text:style-name="T121">E</text:span><text:span text:style-name="T122">inde c</text:span><text:span text:style-name="T123">hecklist, </text:span><text:span text:style-name="T124">d</text:span><text:span text:style-name="T123">e installatie van </text:span><text:span text:style-name="T127"><text:user-field-get text:name="Distro">Rocky Linux</text:user-field-get></text:span><text:span text:style-name="T125"><text:s/></text:span><text:span text:style-name="T126"><text:user-field-get text:name="Version">8.10</text:user-field-get></text:span><text:span text:style-name="T126"><text:s/></text:span><text:span text:style-name="T128">Server</text:span><text:span text:style-name="T32"> </text:span><text:span text:style-name="T123">is voltooid.</text:span></text:p>
      <text:p text:style-name="P4"/>
      <text:list text:style-name="L2">
        <text:list-header>
          <text:p text:style-name="P60"><text:span text:style-name="T226">Geschreven door </text:span><text:a xlink:type="simple" xlink:href="mailto:info@karelzimmer.nl?subject=Checklist%20installatie%20Linux" text:style-name="Internet_20_link" text:visited-style-name="Visited_20_Internet_20_Link"><text:span text:style-name="T227">Karel Zimmer</text:span></text:a><text:span text:style-name="T228">.</text:span></text:p>
          <text:p text:style-name="P61"><text:span text:style-name="T230">Licentie </text:span><text:span text:style-name="T228">C</text:span><text:span text:style-name="T229">C0</text:span><text:span text:style-name="T228"> 1.0 </text:span><text:span text:style-name="T22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5"><text:s/></text:span><text:span text:style-name="T22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4-05T14:19:43.221342740">05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19:43.092998511</dc:date>
    <meta:keyword>Installatie</meta:keyword>
    <meta:keyword>Checklist</meta:keyword>
    <meta:keyword>Linux</meta:keyword>
    <meta:editing-cycles>6993</meta:editing-cycles>
    <meta:editing-duration>P12DT13H2M26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2" meta:character-count="2743" meta:non-whitespace-character-count="2385"/>
    <meta:user-defined meta:name="Info 1"/>
    <meta:user-defined meta:name="Info 2"/>
    <meta:user-defined meta:name="Info 3"/>
    <meta:user-defined meta:name="Info 4"/>
  </office:meta>
</office:document-meta>
</file>